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19eb27" officeooo:paragraph-rsid="0019eb2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1bf317" officeooo:paragraph-rsid="001bf317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29b5a0" officeooo:paragraph-rsid="0029b5a0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31987e" officeooo:paragraph-rsid="0031987e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389bed" officeooo:paragraph-rsid="00389be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41efc0" officeooo:paragraph-rsid="0041efc0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31987e" officeooo:paragraph-rsid="0031987e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3d42e1" officeooo:paragraph-rsid="0031987e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41efc0" officeooo:paragraph-rsid="0041efc0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text-properties officeooo:paragraph-rsid="0041efc0"/>
    </style:style>
    <style:style style:name="P11" style:family="paragraph" style:parent-style-name="Standard" style:list-style-name="L1">
      <style:text-properties style:text-line-through-style="none" style:text-line-through-type="none" style:font-name="DejaVu Sans Condensed1" fo:font-size="12pt" officeooo:rsid="002a3d2c" officeooo:paragraph-rsid="0041efc0" style:font-size-asian="12pt" style:font-size-complex="12pt"/>
    </style:style>
    <style:style style:name="P12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31987e" officeooo:paragraph-rsid="0031987e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31987e" officeooo:paragraph-rsid="0042fa85" style:font-size-asian="12pt" style:font-weight-asian="normal" style:font-size-complex="12pt" style:font-weight-complex="normal"/>
    </style:style>
    <style:style style:name="P14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31987e" officeooo:paragraph-rsid="0031987e" style:font-size-asian="12pt" style:font-weight-asian="normal" style:font-size-complex="12pt" style:font-weight-complex="normal"/>
    </style:style>
    <style:style style:name="P15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31987e" officeooo:paragraph-rsid="0031987e" style:font-size-asian="12pt" style:font-weight-asian="normal" style:font-size-complex="12pt" style:font-weight-complex="normal"/>
    </style:style>
    <style:style style:name="P16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31987e" officeooo:paragraph-rsid="0031b779" style:font-size-asian="12pt" style:font-weight-asian="normal" style:font-size-complex="12pt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3ee3ea" officeooo:paragraph-rsid="003ee3ea" style:font-size-asian="12pt" style:font-weight-asian="normal" style:font-size-complex="12pt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31b779" officeooo:paragraph-rsid="0031b779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officeooo:paragraph-rsid="0041efc0"/>
    </style:style>
    <style:style style:name="P20" style:family="paragraph" style:parent-style-name="Standard" style:list-style-name="L3">
      <style:paragraph-properties fo:text-align="start" style:justify-single-word="false"/>
      <style:text-properties officeooo:paragraph-rsid="0031b779"/>
    </style:style>
    <style:style style:name="P21" style:family="paragraph" style:parent-style-name="Standard" style:list-style-name="L5">
      <style:paragraph-properties fo:text-align="start" style:justify-single-word="false"/>
      <style:text-properties officeooo:paragraph-rsid="0031987e"/>
    </style:style>
    <style:style style:name="P22" style:family="paragraph" style:parent-style-name="Standard">
      <style:paragraph-properties fo:text-align="start" style:justify-single-word="false"/>
      <style:text-properties officeooo:paragraph-rsid="00483c41"/>
    </style:style>
    <style:style style:name="P23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483c41" style:font-weight-asian="bold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483c41" style:font-weight-asian="bold" style:font-weight-complex="bold"/>
    </style:style>
    <style:style style:name="T1" style:family="text">
      <style:text-properties officeooo:rsid="001d531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31987e"/>
    </style:style>
    <style:style style:name="T4" style:family="text">
      <style:text-properties style:text-line-through-style="none" style:text-line-through-type="none" style:font-name="DejaVu Sans Condensed1" fo:font-size="12pt" fo:font-weight="normal" officeooo:rsid="0031987e" style:font-size-asian="12pt" style:font-weight-asian="normal" style:font-size-complex="12pt" style:font-weight-complex="normal"/>
    </style:style>
    <style:style style:name="T5" style:family="text">
      <style:text-properties style:text-line-through-style="none" style:text-line-through-type="none" style:font-name="DejaVu Sans Condensed1" fo:font-size="12pt" fo:font-weight="normal" officeooo:rsid="005331a1" style:font-size-asian="12pt" style:font-weight-asian="normal" style:font-size-complex="12pt" style:font-weight-complex="normal"/>
    </style:style>
    <style:style style:name="T6" style:family="text">
      <style:text-properties style:text-line-through-style="none" style:text-line-through-type="none" style:font-name="DejaVu Sans Condensed1" fo:font-size="12pt" fo:font-weight="normal" officeooo:rsid="003ee3ea" style:font-size-asian="12pt" style:font-weight-asian="normal" style:font-size-complex="12pt" style:font-weight-complex="normal"/>
    </style:style>
    <style:style style:name="T7" style:family="text">
      <style:text-properties style:text-line-through-style="none" style:text-line-through-type="none" style:font-name="DejaVu Sans Condensed1" fo:font-size="12pt" fo:font-weight="normal" officeooo:rsid="0029b5a0" style:font-size-asian="12pt" style:font-weight-asian="normal" style:font-size-complex="12pt" style:font-weight-complex="normal"/>
    </style:style>
    <style:style style:name="T8" style:family="text">
      <style:text-properties style:text-line-through-style="none" style:text-line-through-type="none" style:font-name="DejaVu Sans Condensed1" fo:font-size="12pt" fo:font-weight="normal" officeooo:rsid="002c0f0a" style:font-size-asian="12pt" style:font-weight-asian="normal" style:font-size-complex="12pt" style:font-weight-complex="normal"/>
    </style:style>
    <style:style style:name="T9" style:family="text">
      <style:text-properties style:text-line-through-style="none" style:text-line-through-type="none" style:font-name="DejaVu Sans Condensed1" fo:font-size="12pt" fo:font-weight="normal" officeooo:rsid="0041efc0" style:font-size-asian="12pt" style:font-weight-asian="normal" style:font-size-complex="12pt" style:font-weight-complex="normal"/>
    </style:style>
    <style:style style:name="T10" style:family="text">
      <style:text-properties style:text-line-through-style="none" style:text-line-through-type="none" style:font-name="DejaVu Sans Condensed1" fo:font-size="12pt" fo:font-weight="normal" officeooo:rsid="002a3d2c" style:font-size-asian="12pt" style:font-weight-asian="normal" style:font-size-complex="12pt" style:font-weight-complex="normal"/>
    </style:style>
    <style:style style:name="T11" style:family="text">
      <style:text-properties style:text-line-through-style="none" style:text-line-through-type="none" style:font-name="DejaVu Sans Condensed1" fo:font-size="12pt" fo:font-weight="normal" officeooo:rsid="0031b779" style:font-size-asian="12pt" style:font-weight-asian="normal" style:font-size-complex="12pt" style:font-weight-complex="normal"/>
    </style:style>
    <style:style style:name="T12" style:family="text">
      <style:text-properties style:text-line-through-style="none" style:text-line-through-type="none" style:font-name="DejaVu Sans Condensed1" fo:font-size="12pt" fo:font-weight="normal" officeooo:rsid="00437cd6" style:font-size-asian="12pt" style:font-weight-asian="normal" style:font-size-complex="12pt" style:font-weight-complex="normal"/>
    </style:style>
    <style:style style:name="T13" style:family="text">
      <style:text-properties style:text-line-through-style="none" style:text-line-through-type="none" style:font-name="DejaVu Sans Condensed1" fo:font-size="12pt" fo:font-weight="bold" officeooo:rsid="005331a1" style:font-name-asian="DejaVu Sans Condensed" style:font-size-asian="12pt" style:font-weight-asian="bold" style:font-name-complex="DejaVu Sans Condensed" style:font-size-complex="12pt" style:font-weight-complex="bold"/>
    </style:style>
    <style:style style:name="T14" style:family="text">
      <style:text-properties style:text-line-through-style="none" style:text-line-through-type="none" style:font-name="DejaVu Sans Condensed1" fo:font-size="12pt" fo:font-weight="bold" officeooo:rsid="001f4767" style:font-size-asian="12pt" style:font-weight-asian="bold" style:font-size-complex="12pt" style:font-weight-complex="bold"/>
    </style:style>
    <style:style style:name="T15" style:family="text">
      <style:text-properties style:text-line-through-style="none" style:text-line-through-type="none" style:font-name="DejaVu Sans Condensed1" fo:font-size="12pt" fo:font-weight="bold" officeooo:rsid="002ebe0a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style:font-name="DejaVu Sans Condensed1" fo:font-size="12pt" fo:font-weight="bold" officeooo:rsid="001bf317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style:font-name="DejaVu Sans Condensed1" fo:font-size="12pt" fo:font-weight="bold" officeooo:rsid="001e415e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style:font-name="DejaVu Sans Condensed1" fo:font-size="12pt" fo:font-weight="bold" officeooo:rsid="003ee3ea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style:font-name="DejaVu Sans Condensed1" fo:font-size="12pt" fo:font-weight="bold" officeooo:rsid="0031b779" style:font-size-asian="12pt" style:font-weight-asian="bold" style:font-size-complex="12pt" style:font-weight-complex="bold"/>
    </style:style>
    <style:style style:name="T20" style:family="text">
      <style:text-properties style:text-line-through-style="none" style:text-line-through-type="none" style:font-name="DejaVu Sans Condensed1" fo:font-size="12pt" fo:font-weight="bold" officeooo:rsid="00437cd6" style:font-size-asian="12pt" style:font-weight-asian="bold" style:font-size-complex="12pt" style:font-weight-complex="bold"/>
    </style:style>
    <style:style style:name="T21" style:family="text">
      <style:text-properties style:text-line-through-style="none" style:text-line-through-type="none" style:font-name="DejaVu Sans Condensed1" fo:font-size="12pt" fo:font-weight="bold" officeooo:rsid="0041efc0" style:font-size-asian="12pt" style:font-weight-asian="bold" style:font-size-complex="12pt" style:font-weight-complex="bold"/>
    </style:style>
    <style:style style:name="T22" style:family="text">
      <style:text-properties style:text-line-through-style="none" style:text-line-through-type="none" style:font-name="DejaVu Sans Condensed1" fo:font-size="12pt" fo:font-weight="bold" officeooo:rsid="004506b0" style:font-size-asian="12pt" style:font-weight-asian="bold" style:font-size-complex="12pt" style:font-weight-complex="bold"/>
    </style:style>
    <style:style style:name="T23" style:family="text">
      <style:text-properties style:text-line-through-style="none" style:text-line-through-type="none" style:font-name="DejaVu Sans Condensed1" fo:font-size="12pt" fo:font-weight="bold" officeooo:rsid="0046b171" style:font-size-asian="12pt" style:font-weight-asian="bold" style:font-size-complex="12pt" style:font-weight-complex="bold"/>
    </style:style>
    <style:style style:name="T24" style:family="text">
      <style:text-properties style:text-line-through-style="none" style:text-line-through-type="none" style:font-name="DejaVu Sans Condensed1" fo:font-size="12pt" officeooo:rsid="002a3d2c" style:font-size-asian="12pt" style:font-size-complex="12pt"/>
    </style:style>
    <style:style style:name="T25" style:family="text">
      <style:text-properties style:text-line-through-style="none" style:text-line-through-type="none" style:font-name="DejaVu Sans Condensed1" fo:font-size="12pt" officeooo:rsid="00148c7a" style:font-size-asian="12pt" style:font-size-complex="12pt"/>
    </style:style>
    <style:style style:name="T26" style:family="text">
      <style:text-properties style:text-line-through-style="none" style:text-line-through-type="none" style:font-name="DejaVu Sans Condensed1" fo:font-size="12pt" officeooo:rsid="002c0f0a" style:font-size-asian="12pt" style:font-size-complex="12pt"/>
    </style:style>
    <style:style style:name="T27" style:family="text">
      <style:text-properties officeooo:rsid="0041efc0"/>
    </style:style>
    <style:style style:name="T28" style:family="text">
      <style:text-properties officeooo:rsid="002c0f0a"/>
    </style:style>
    <style:style style:name="T29" style:family="text">
      <style:text-properties fo:font-weight="normal" officeooo:rsid="0029b5a0" style:font-weight-asian="normal" style:font-weight-complex="normal"/>
    </style:style>
    <style:style style:name="T30" style:family="text">
      <style:text-properties fo:font-weight="normal" officeooo:rsid="002c0f0a" style:font-weight-asian="normal" style:font-weight-complex="normal"/>
    </style:style>
    <style:style style:name="T31" style:family="text">
      <style:text-properties officeooo:rsid="0035db3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3">1<text:span text:style-name="T31">xx</text:span> - Controls</text:p>
          </table:table-cell>
          <table:table-cell table:style-name="Table1.B1" office:value-type="string">
            <text:p text:style-name="P24">2xx - Ground</text:p>
          </table:table-cell>
          <table:table-cell table:style-name="Table1.B1" office:value-type="string">
            <text:p text:style-name="P24">3xx - Flight</text:p>
          </table:table-cell>
          <table:table-cell table:style-name="Table1.D1" office:value-type="string">
            <text:p text:style-name="P24">4xx - A2A</text:p>
          </table:table-cell>
          <table:table-cell table:style-name="Table1.B1" office:value-type="string">
            <text:p text:style-name="P24">5xx - A2G</text:p>
          </table:table-cell>
          <table:table-cell table:style-name="Table1.F1" office:value-type="string">
            <text:p text:style-name="P24">6xx - Misc</text:p>
          </table:table-cell>
        </table:table-row>
      </table:table>
      <text:p text:style-name="P22"><text:span text:style-name="T22">4</text:span><text:span text:style-name="T23">0</text:span><text:span text:style-name="T22">2</text:span><text:span text:style-name="T14"> - </text:span><text:span text:style-name="T16">A/</text:span><text:span text:style-name="T17">A</text:span><text:span text:style-name="T15"> - </text:span><text:span text:style-name="T18">Gun and Sidewinder</text:span></text:p>
      <text:p text:style-name="P1"/>
      <text:p text:style-name="P2">Master Arm ... ON</text:p>
      <text:p text:style-name="P2"><text:span text:style-name="T3">Display Mode buttons ...</text:span> A/<text:span text:style-name="T1">A </text:span><text:span text:style-name="T3">(Mode dial 3)</text:span></text:p>
      <text:p text:style-name="P3"/>
      <text:p text:style-name="P5">Best sustained turn ... ~320 kts with maneuvering flaps down (Gray Reset Hat forward)</text:p>
      <text:p text:style-name="P3"/>
      <text:p text:style-name="P6">ACM radar modes</text:p>
      <text:p text:style-name="P9">Middle Finger Hat controls ACM modes:</text:p>
      <text:list text:style-name="L1">
        <text:list-item>
          <text:p text:style-name="P10"><text:span text:style-name="T24">P</text:span><text:span text:style-name="T25">: </text:span><text:span text:style-name="T24">PLM button </text:span><text:span text:style-name="T26">(Pilot Lockon Mode, press and hold to lock target at boresight within 5 nmi)</text:span></text:p>
        </text:list-item>
        <text:list-item>
          <text:p text:style-name="P11">U: Target designate up / VSL HI <text:span text:style-name="T28">(</text:span><text:span text:style-name="T29">Vertical Scan Lockon, 5 deg wide, +15 deg to +55 deg, </text:span><text:span text:style-name="T30">5 nmi)</text:span></text:p>
        </text:list-item>
        <text:list-item>
          <text:p text:style-name="P10"><text:span text:style-name="T24">D: Target designate down / VSL LO </text:span><text:span text:style-name="T26">(</text:span><text:span text:style-name="T7">Vertical Scan Lockon, 5 deg wide, -15 deg to +25 deg, </text:span><text:span text:style-name="T8">5 nmi)</text:span></text:p>
        </text:list-item>
        <text:list-item>
          <text:p text:style-name="P19"><text:span text:style-name="T9">R</text:span><text:span text:style-name="T10">: Target designate forward / PAL </text:span><text:span text:style-name="T8">(</text:span><text:span text:style-name="T7">Pilot Automatic Lockon, 20 deg </text:span><text:span text:style-name="T8">wide</text:span><text:span text:style-name="T7"> 8-bar scan, 15 nm</text:span><text:span text:style-name="T8">)</text:span></text:p>
        </text:list-item>
      </text:list>
      <text:p text:style-name="P3"/>
      <text:p text:style-name="P4">Gun</text:p>
      <text:list xml:id="list1557072279" text:style-name="L2">
        <text:list-item>
          <text:p text:style-name="P12"><text:span text:style-name="T2">Weapon Selector</text:span> switch ... <text:span text:style-name="T2">GUN</text:span> (<text:span text:style-name="T2">Dish Hat up/down</text:span>)</text:p>
        </text:list-item>
        <text:list-item>
          <text:p text:style-name="P13"><text:span text:style-name="T2">GUN RATE</text:span> button ... <text:span text:style-name="T2">As desired</text:span> (HIGH recommended) <text:span text:style-name="T27">(UFC)</text:span></text:p>
        </text:list-item>
        <text:list-item>
          <text:p text:style-name="P17">With no designated target, crosshair pipper shows gun trajectory at 1000 ft range, diamond pipper shows gun trajectory at 2000 ft range.</text:p>
        </text:list-item>
        <text:list-item>
          <text:p text:style-name="P17">(Optional) Designate radar target <text:span text:style-name="T27">for radar lead computing (use Jester or see above for ACM modes)</text:span></text:p>
        </text:list-item>
      </text:list>
      <text:list text:style-name="L3">
        <text:list-item>
          <text:list>
            <text:list-item>
              <text:p text:style-name="P20"><text:span text:style-name="T19">NOTE:</text:span><text:span text:style-name="T11"> </text:span><text:span text:style-name="T9">If using </text:span><text:span text:style-name="T21">PAL</text:span><text:span text:style-name="T9"> lockon mode </text:span><text:span text:style-name="T12">(</text:span><text:span text:style-name="T20">Middle Finger Hat right</text:span><text:span text:style-name="T12">)</text:span><text:span text:style-name="T9">, d</text:span><text:span text:style-name="T11">iamond </text:span><text:span text:style-name="T9">pipper </text:span><text:span text:style-name="T11">will not visibly sweep when in gun mode, because it's being used as part of the gun symbology when no target is locked. <text:s/>However the radar is still sweeping </text:span><text:span text:style-name="T12">as normal, </text:span><text:span text:style-name="T11">left to right, bottom to top, and diamond will lock onto a target when it gets one.</text:span></text:p>
            </text:list-item>
          </text:list>
        </text:list-item>
      </text:list>
      <text:list xml:id="list74814666550768" text:continue-list="list1557072279" text:style-name="L2">
        <text:list-item>
          <text:p text:style-name="P18">HUD shows closure on left side, range on right side.</text:p>
        </text:list-item>
        <text:list-item>
          <text:p text:style-name="P12">Put pipper on the target diamond and press <text:span text:style-name="T2">Trigger</text:span> to fire.</text:p>
        </text:list-item>
      </text:list>
      <text:list text:style-name="L4">
        <text:list-item>
          <text:list>
            <text:list-item>
              <text:p text:style-name="P14">Gun ammo counter is below the "<text:span text:style-name="T2">G</text:span>" in the HUD (x100 rnds) or on front right console next to the hook lever.</text:p>
            </text:list-item>
          </text:list>
        </text:list-item>
      </text:list>
      <text:p text:style-name="P7"/>
      <text:p text:style-name="P4">AIM-9 Sidewinder</text:p>
      <text:list text:style-name="L5">
        <text:list-item>
          <text:p text:style-name="P15"><text:span text:style-name="T2">SW COOL</text:span> button ... <text:span text:style-name="T2">ON</text:span> (takes 60 seconds to fully cool the seekers) (UFC)</text:p>
        </text:list-item>
        <text:list-item>
          <text:p text:style-name="P15"><text:span text:style-name="T2">Weapon Selector</text:span> Switch ... <text:span text:style-name="T2">SW</text:span> (<text:span text:style-name="T2">Dish Hat up/down</text:span>)</text:p>
        </text:list-item>
        <text:list-item>
          <text:p text:style-name="P15"><text:span text:style-name="T2">MODE/STP</text:span> buttons ... <text:span text:style-name="T2">As desired</text:span> (NORM = allow uncaged, BRSIT = slaved to centerline) (UFC)</text:p>
        </text:list-item>
        <text:list-item>
          <text:p text:style-name="P21"><text:span text:style-name="T4">(Optional) </text:span><text:span text:style-name="T6">Designate</text:span><text:span text:style-name="T4"> radar target </text:span><text:span text:style-name="T9">to slave seeker (use Jester or see above for ACM modes)</text:span></text:p>
        </text:list-item>
        <text:list-item>
          <text:p text:style-name="P15">If using <text:span text:style-name="T2">NORM</text:span> mode, press <text:span text:style-name="T2">Uncage</text:span> button (<text:span text:style-name="T2">Rear Thumb Button)</text:span> to uncage missile for 4.5 seconds to search for targets or slave to radar target. <text:s/>If no target is found, missile will re-cage automatically.</text:p>
        </text:list-item>
        <text:list-item>
          <text:p text:style-name="P21"><text:span text:style-name="T4">VDI shows Max and Min range on vertical line. <text:s/>Put </text:span><text:span text:style-name="T5">"</text:span><text:span text:style-name="T13">⊥</text:span><text:span text:style-name="T5">"</text:span><text:span text:style-name="T4"> mark in center of black </text:span><text:span text:style-name="T9">ASE</text:span><text:span text:style-name="T4"> circle for best lead.</text:span></text:p>
        </text:list-item>
        <text:list-item>
          <text:p text:style-name="P16">HUD shows closure on left side, range on right side.</text:p>
        </text:list-item>
        <text:list-item>
          <text:p text:style-name="P15">When you have tone, fire with <text:span text:style-name="T2">Trigger</text:span>.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6-03T07:48:14.358000000</dc:date>
    <meta:editing-duration>PT10H30M40S</meta:editing-duration>
    <meta:editing-cycles>56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34" meta:word-count="438" meta:character-count="2285" meta:non-whitespace-character-count="1898"/>
  </office:meta>
</office:document-meta>
</file>